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86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, leer el articulo de integración continua y completar el cuestionario.</text:p>
          </table:table-cell>
          <table:table-cell office:value-type="date" office:date-value="2013-10-16">
            <text:p>2013-10-1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vestigar la diferencia entre los patrones Layers y Tiers.Elegir uno de los siguientes atributos de calidad y preparar un explicación</text:p>
          </table:table-cell>
          <table:table-cell office:value-type="date" office:date-value="2013-10-21">
            <text:p>2013-10-2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rear repositorio y trello con el nombre de la aplicación a desarrollar</text:p>
          </table:table-cell>
          <table:table-cell office:value-type="date" office:date-value="2013-10-26">
            <text:p>2013-10-2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argar en el repositorio el proyecto base y cargar las users stories en el trello</text:p>
          </table:table-cell>
          <table:table-cell office:value-type="date" office:date-value="2013-10-26">
            <text:p>2013-10-2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Realizar las features de las user stories</text:p>
          </table:table-cell>
          <table:table-cell office:value-type="date" office:date-value="2013-10-29">
            <text:p>2013-10-2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Realizar la user story : Como usuario quiero poder loguearme en el sistema</text:p>
          </table:table-cell>
          <table:table-cell office:value-type="date" office:date-value="2013-11-03">
            <text:p>2013-11-0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Realizar la user story : Como usuario quiero poder registrarme para poder utilizar la aplicación</text:p>
          </table:table-cell>
          <table:table-cell office:value-type="date" office:date-value="2013-11-03">
            <text:p>2013-11-0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2:25:3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05T02:29:49</dc:date>
    <meta:editing-duration>PT2H59M8S</meta:editing-duration>
    <meta:editing-cycles>38</meta:editing-cycles>
    <meta:document-statistic meta:table-count="2" meta:cell-count="161" meta:object-count="0"/>
  </office:meta>
</office:document-meta>
</file>